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62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7.692cm"/>
    </style:style>
    <style:style style:name="co7" style:family="table-column">
      <style:table-column-properties fo:break-before="auto" style:column-width="4.794cm"/>
    </style:style>
    <style:style style:name="co8" style:family="table-column">
      <style:table-column-properties fo:break-before="auto" style:column-width="3.424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286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8.384cm"/>
    </style:style>
    <style:style style:name="co13" style:family="table-column">
      <style:table-column-properties fo:break-before="auto" style:column-width="10.45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1.898cm"/>
    </style:style>
    <style:style style:name="co20" style:family="table-column">
      <style:table-column-properties fo:break-before="auto" style:column-width="2.18cm"/>
    </style:style>
    <style:style style:name="co21" style:family="table-column">
      <style:table-column-properties fo:break-before="auto" style:column-width="2.221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9.366cm"/>
    </style:style>
    <style:style style:name="co25" style:family="table-column">
      <style:table-column-properties fo:break-before="auto" style:column-width="11.282cm"/>
    </style:style>
    <style:style style:name="co26" style:family="table-column">
      <style:table-column-properties fo:break-before="auto" style:column-width="9.906cm"/>
    </style:style>
    <style:style style:name="co27" style:family="table-column">
      <style:table-column-properties fo:break-before="auto" style:column-width="7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  <table:content-validation table:name="val2" table:base-cell-address="StructureEdit.T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template path root</text:p>
          </table:table-cell>
          <table:table-cell table:style-name="ce5" office:value-type="string" calcext:value-type="string">
            <text:p>.</text:p>
          </table:table-cell>
        </table:table-row>
        <table:table-row table:style-name="ro1">
          <table:table-cell table:style-name="ce4" office:value-type="string" calcext:value-type="string">
            <text:p>template path infix</text:p>
          </table:table-cell>
          <table:table-cell table:style-name="ce6" office:value-type="string" calcext:value-type="string">
            <text:p>/.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file function</text:p>
          </table:table-cell>
          <table:table-cell table:style-name="ce4" office:value-type="string" calcext:value-type="string">
            <text:p>ident</text:p>
          </table:table-cell>
          <table:table-cell table:style-name="ce4" office:value-type="string" calcext:value-type="string">
            <text:p>template file name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git_path</text:p>
          </table:table-cell>
          <table:table-cell table:style-name="ce4" office:value-type="string" calcext:value-type="string">
            <text:p>download/copy URL</text:p>
          </table:table-cell>
          <table:table-cell table:style-name="ce4" office:value-type="string" calcext:value-type="string">
            <text:p>link descarga</text:p>
          </table:table-cell>
        </table:table-row>
        <table:table-row table:style-name="ro1">
          <table:table-cell table:style-name="ce6" office:value-type="string" calcext:value-type="string">
            <text:p>Defines document folder structure</text:p>
          </table:table-cell>
          <table:table-cell table:style-name="ce6" office:value-type="string" calcext:value-type="string">
            <text:p>DOCFLDDEF</text:p>
          </table:table-cell>
          <table:table-cell table:style-name="ce6" office:value-type="string" calcext:value-type="string">
            <text:p>df_folder_doc.ods</text:p>
          </table:table-cell>
          <table:table-cell table:style-name="ce6" table:number-columns-repeated="2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 office:value-type="string" office:string-value="./.templates/df_folder_doc.ods" calcext:value-type="string">
            <text:p>./.templates/df_folder_doc.ods</text:p>
          </table:table-cell>
          <table:table-cell table:style-name="ce8" table:formula="of:=IF(LEN([.G2])&gt;0;HYPERLINK([.G2];[.C2]);&quot;&quot;)" office:value-type="string" office:string-value="df_folder_doc.ods" calcext:value-type="string">
            <text:p>df_folder_doc.ods</text:p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])&gt;0;CONCATENATE([$Parameters.$B$3];[.F3];[$Parameters.$B$4];[.C3]);&quot;&quot;)">
            <text:p/>
          </table:table-cell>
          <table:table-cell table:style-name="ce8" table:formula="of:=IF(LEN([.G3])&gt;0;HYPERLINK([.G3];[.C3]);&quot;&quot;)">
            <text:p/>
          </table:table-cell>
        </table:table-row>
        <table:table-row table:style-name="ro1">
          <table:table-cell table:style-name="ce6" office:value-type="string" calcext:value-type="string">
            <text:p>List of annex docs</text:p>
          </table:table-cell>
          <table:table-cell table:style-name="ce6" office:value-type="string" calcext:value-type="string">
            <text:p>ANXLIST</text:p>
          </table:table-cell>
          <table:table-cell table:style-name="ce6" office:value-type="string" calcext:value-type="string">
            <text:p>df_list_doc.ods</text:p>
          </table:table-cell>
          <table:table-cell table:style-name="ce6" table:number-columns-repeated="2"/>
          <table:table-cell table:style-name="ce7"/>
          <table:table-cell table:style-name="ce7" table:formula="of:=IF(LEN([.C4])&gt;0;CONCATENATE([$Parameters.$B$3];[.F4];[$Parameters.$B$4];[.C4]);&quot;&quot;)" office:value-type="string" office:string-value="./.templates/df_list_doc.ods" calcext:value-type="string">
            <text:p>./.templates/df_list_doc.ods</text:p>
          </table:table-cell>
          <table:table-cell table:style-name="ce8" table:formula="of:=IF(LEN([.G4])&gt;0;HYPERLINK([.G4];[.C4]);&quot;&quot;)" office:value-type="string" office:string-value="df_list_doc.ods" calcext:value-type="string">
            <text:p>df_list_doc.ods</text:p>
          </table:table-cell>
        </table:table-row>
        <table:table-row table:style-name="ro1">
          <table:table-cell table:style-name="ce6" office:value-type="string" calcext:value-type="string">
            <text:p>Control panel for the document</text:p>
          </table:table-cell>
          <table:table-cell table:style-name="ce6" office:value-type="string" calcext:value-type="string">
            <text:p>DOCCTRL</text:p>
          </table:table-cell>
          <table:table-cell table:style-name="ce6" office:value-type="string" calcext:value-type="string">
            <text:p>ctrl_panel_doc.ods</text:p>
          </table:table-cell>
          <table:table-cell table:style-name="ce6" table:number-columns-repeated="2"/>
          <table:table-cell table:style-name="ce7"/>
          <table:table-cell table:style-name="ce7" table:formula="of:=IF(LEN([.C5])&gt;0;CONCATENATE([$Parameters.$B$3];[.F5];[$Parameters.$B$4];[.C5]);&quot;&quot;)" office:value-type="string" office:string-value="./.templates/ctrl_panel_doc.ods" calcext:value-type="string">
            <text:p>./.templates/ctrl_panel_doc.ods</text:p>
          </table:table-cell>
          <table:table-cell table:style-name="ce8" table:formula="of:=IF(LEN([.G5])&gt;0;HYPERLINK([.G5];[.C5]);&quot;&quot;)" office:value-type="string" office:string-value="ctrl_panel_doc.ods" calcext:value-type="string">
            <text:p>ctrl_panel_doc.ods</text:p>
          </table:table-cell>
        </table:table-row>
        <table:table-row table:style-name="ro1">
          <table:table-cell table:style-name="ce6" office:value-type="string" calcext:value-type="string">
            <text:p>Document</text:p>
          </table:table-cell>
          <table:table-cell table:style-name="ce6" office:value-type="string" calcext:value-type="string">
            <text:p>DOCTEMPL</text:p>
          </table:table-cell>
          <table:table-cell table:style-name="ce6" office:value-type="string" calcext:value-type="string">
            <text:p>template_doc.odt</text:p>
          </table:table-cell>
          <table:table-cell table:style-name="ce6" table:number-columns-repeated="2"/>
          <table:table-cell table:style-name="ce7"/>
          <table:table-cell table:style-name="ce7" table:formula="of:=IF(LEN([.C6])&gt;0;CONCATENATE([$Parameters.$B$3];[.F6];[$Parameters.$B$4];[.C6]);&quot;&quot;)" office:value-type="string" office:string-value="./.templates/template_doc.odt" calcext:value-type="string">
            <text:p>./.templates/template_doc.odt</text:p>
          </table:table-cell>
          <table:table-cell table:style-name="ce8" table:formula="of:=IF(LEN([.G6])&gt;0;HYPERLINK([.G6];[.C6]);&quot;&quot;)" office:value-type="string" office:string-value="template_doc.odt" calcext:value-type="string">
            <text:p>template_doc.odt</text:p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6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6" table:number-columns-repeated="18"/>
          <table:table-cell table:style-name="ce6" table:content-validation-name="val1"/>
          <table:table-cell table:style-name="ce6" table:content-validation-name="val2"/>
          <table:table-cell table:number-columns-repeated="1004"/>
        </table:table-row>
        <table:table-row table:style-name="ro1">
          <table:table-cell table:style-name="ce6" office:value-type="string" calcext:value-type="string">
            <text:p>df_folder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Defines document folder structure</text:p>
          </table:table-cell>
          <table:table-cell table:style-name="ce6" table:content-validation-name="val2" office:value-type="string" calcext:value-type="string">
            <text:p>Defines the folder structure of the project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ctrl_panel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Control panel for the document</text:p>
          </table:table-cell>
          <table:table-cell table:style-name="ce6" table:content-validation-name="val2" office:value-type="string" calcext:value-type="string">
            <text:p>Contains product/subsystem specificatio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1_Draft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draft version of the document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doc.odt</text:p>
          </table:table-cell>
          <table:table-cell table:style-name="ce6" table:number-columns-repeated="16"/>
          <table:table-cell table:style-name="ce6" table:content-validation-name="val1" office:value-type="string" calcext:value-type="string">
            <text:p>Document</text:p>
          </table:table-cell>
          <table:table-cell table:style-name="ce6" table:content-validation-name="val2" office:value-type="string" calcext:value-type="string">
            <text:p>Initially, this file contains the document template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01_Annexes</text:p>
          </table:table-cell>
          <table:table-cell table:style-name="ce6" table:number-columns-repeated="16"/>
          <table:table-cell table:style-name="ce6" table:content-validation-name="val1"/>
          <table:table-cell table:style-name="ce6" table:content-validation-name="val2" office:value-type="string" calcext:value-type="string">
            <text:p>Contains information about the annex documents <text:s/>of current document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folder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Defines document folder structure</text:p>
          </table:table-cell>
          <table:table-cell table:style-name="ce6" table:content-validation-name="val2" office:value-type="string" calcext:value-type="string">
            <text:p>Defines document folder structure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list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List of annex docs</text:p>
          </table:table-cell>
          <table:table-cell table:style-name="ce6" table:content-validation-name="val2" office:value-type="string" calcext:value-type="string">
            <text:p>List of annex docs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1_Final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final version of the document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01_Annexes</text:p>
          </table:table-cell>
          <table:table-cell table:style-name="ce6" table:number-columns-repeated="16"/>
          <table:table-cell table:style-name="ce6" table:content-validation-name="val1"/>
          <table:table-cell table:style-name="ce6" table:content-validation-name="val2" office:value-type="string" calcext:value-type="string">
            <text:p>Contains information about the annex documents <text:s/>of current document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folder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Defines document folder structure</text:p>
          </table:table-cell>
          <table:table-cell table:style-name="ce6" table:content-validation-name="val2" office:value-type="string" calcext:value-type="string">
            <text:p>Defines document folder structure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list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List of annex docs</text:p>
          </table:table-cell>
          <table:table-cell table:style-name="ce6" table:content-validation-name="val2" office:value-type="string" calcext:value-type="string">
            <text:p>List of annex docs</text:p>
          </table:table-cell>
          <table:table-cell table:number-columns-repeated="1004"/>
        </table:table-row>
        <table:table-row table:style-name="ro1" table:number-rows-repeated="5">
          <table:table-cell table:style-name="ce6" table:number-columns-repeated="18"/>
          <table:table-cell table:style-name="ce6" table:content-validation-name="val1"/>
          <table:table-cell table:style-name="ce6" table:content-validation-name="val2"/>
          <table:table-cell table:number-columns-repeated="1004"/>
        </table:table-row>
        <table:table-row table:style-name="ro1" table:number-rows-repeated="83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float" office:value="0" calcext:value-type="float">
            <text:p>0</text:p>
          </table:table-cell>
          <table:table-cell table:style-name="ce11" table:formula="of:=IF(LEN([StructureEdit.B2])&gt;0;COM.MICROSOFT.CONCAT([.A2];&quot;/&quot;;[StructureEdit.B2]);IF([.A1]=[.A2];[.B1];[.A2]))" office:value-type="float" office:value="0" calcext:value-type="float">
            <text:p>0</text:p>
          </table:table-cell>
          <table:table-cell table:style-name="ce11" table:formula="of:=IF(LEN([StructureEdit.C2])&gt;0;COM.MICROSOFT.CONCAT([.B2];&quot;/&quot;;[StructureEdit.C2]);IF([.B1]=[.B2];[.C1];[.B2]))" office:value-type="float" office:value="0" calcext:value-type="float">
            <text:p>0</text:p>
          </table:table-cell>
          <table:table-cell table:style-name="ce11" table:formula="of:=IF(LEN([StructureEdit.D2])&gt;0;COM.MICROSOFT.CONCAT([.C2];&quot;/&quot;;[StructureEdit.D2]);IF([.C1]=[.C2];[.D1];[.C2]))" office:value-type="float" office:value="0" calcext:value-type="float">
            <text:p>0</text:p>
          </table:table-cell>
          <table:table-cell table:style-name="ce11" table:formula="of:=IF(LEN([StructureEdit.E2])&gt;0;COM.MICROSOFT.CONCAT([.D2];&quot;/&quot;;[StructureEdit.E2]);IF([.D1]=[.D2];[.E1];[.D2]))" office:value-type="float" office:value="0" calcext:value-type="float">
            <text:p>0</text:p>
          </table:table-cell>
          <table:table-cell table:style-name="ce11" table:formula="of:=IF(LEN([StructureEdit.F2])&gt;0;COM.MICROSOFT.CONCAT([.E2];&quot;/&quot;;[StructureEdit.F2]);IF([.E1]=[.E2];[.F1];[.E2]))" office:value-type="float" office:value="0" calcext:value-type="float">
            <text:p>0</text:p>
          </table:table-cell>
          <table:table-cell table:style-name="ce11" table:formula="of:=IF(LEN([StructureEdit.G2])&gt;0;COM.MICROSOFT.CONCAT([.F2];&quot;/&quot;;[StructureEdit.G2]);IF([.F1]=[.F2];[.G1];[.F2]))" office:value-type="float" office:value="0" calcext:value-type="float">
            <text:p>0</text:p>
          </table:table-cell>
          <table:table-cell table:style-name="ce11" table:formula="of:=IF(LEN([StructureEdit.H2])&gt;0;COM.MICROSOFT.CONCAT([.G2];&quot;/&quot;;[StructureEdit.H2]);IF([.G1]=[.G2];[.H1];[.G2]))" office:value-type="float" office:value="0" calcext:value-type="float">
            <text:p>0</text:p>
          </table:table-cell>
          <table:table-cell table:style-name="ce11" table:formula="of:=IF(LEN([StructureEdit.I2])&gt;0;COM.MICROSOFT.CONCAT([.H2];&quot;/&quot;;[StructureEdit.I2]);IF([.H1]=[.H2];[.I1];[.H2]))" office:value-type="float" office:value="0" calcext:value-type="float">
            <text:p>0</text:p>
          </table:table-cell>
          <table:table-cell table:style-name="ce11" table:formula="of:=IF(LEN([StructureEdit.J2])&gt;0;COM.MICROSOFT.CONCAT([.I2];&quot;/&quot;;[StructureEdit.J2]);IF([.I1]=[.I2];[.J1];[.I2]))" office:value-type="float" office:value="0" calcext:value-type="float">
            <text:p>0</text:p>
          </table:table-cell>
          <table:table-cell table:style-name="ce11" table:formula="of:=IF(LEN([StructureEdit.K2])&gt;0;COM.MICROSOFT.CONCAT([.J2];&quot;/&quot;;[StructureEdit.K2]);IF([.J1]=[.J2];[.K1];[.J2]))" office:value-type="float" office:value="0" calcext:value-type="float">
            <text:p>0</text:p>
          </table:table-cell>
          <table:table-cell table:style-name="ce11" table:formula="of:=IF(LEN([StructureEdit.L2])&gt;0;COM.MICROSOFT.CONCAT([.K2];&quot;/&quot;;[StructureEdit.L2]);IF([.K1]=[.K2];[.L1];[.K2]))" office:value-type="float" office:value="0" calcext:value-type="float">
            <text:p>0</text:p>
          </table:table-cell>
          <table:table-cell table:style-name="ce11" table:formula="of:=IF(LEN([StructureEdit.M2])&gt;0;COM.MICROSOFT.CONCAT([.L2];&quot;/&quot;;[StructureEdit.M2]);IF([.L1]=[.L2];[.M1];[.L2]))" office:value-type="float" office:value="0" calcext:value-type="float">
            <text:p>0</text:p>
          </table:table-cell>
          <table:table-cell table:style-name="ce11" table:formula="of:=IF(LEN([StructureEdit.N2])&gt;0;COM.MICROSOFT.CONCAT([.M2];&quot;/&quot;;[StructureEdit.N2]);IF([.M1]=[.M2];[.N1];[.M2]))" office:value-type="float" office:value="0" calcext:value-type="float">
            <text:p>0</text:p>
          </table:table-cell>
          <table:table-cell table:style-name="ce11" table:formula="of:=IF(LEN([StructureEdit.O2])&gt;0;COM.MICROSOFT.CONCAT([.N2];&quot;/&quot;;[StructureEdit.O2]);IF([.N1]=[.N2];[.O1];[.N2]))" office:value-type="float" office:value="0" calcext:value-type="float">
            <text:p>0</text:p>
          </table:table-cell>
          <table:table-cell table:style-name="ce11" table:formula="of:=IF(LEN([StructureEdit.P2])&gt;0;COM.MICROSOFT.CONCAT([.O2];&quot;/&quot;;[StructureEdit.P2]);IF([.O1]=[.O2];[.P1];[.O2]))" office:value-type="float" office:value="0" calcext:value-type="float">
            <text:p>0</text:p>
          </table:table-cell>
          <table:table-cell table:style-name="ce11" table:formula="of:=IF(LEN([StructureEdit.Q2])&gt;0;COM.MICROSOFT.CONCAT([.P2];&quot;/&quot;;[StructureEdit.Q2]);IF([.P1]=[.P2];[.Q1];[.P2]))" office:value-type="float" office:value="0" calcext:value-type="float">
            <text:p>0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>
            <text:p/>
          </table:table-cell>
          <table:table-cell table:style-name="ce14" table:formula="of:=IF(LEN([StructureEdit.T2])&gt;0;[StructureEdit.T2];&quot;&quot;)">
            <text:p/>
          </table:table-cell>
          <table:table-cell table:style-name="ce7" table:formula="of:=IF(LEN([StructureEdit.S2])&gt;0;[StructureEdit.S2];&quot;&quot;)">
            <text:p/>
          </table:table-cell>
          <table:table-cell table:style-name="ce7" table:formula="of:=IF(LEN([.T2])&gt;0;VLOOKUP([.T2];[$Templates.$A$2:.$H$100];7;0);&quot;&quot;)">
            <text:p/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df_folder.ods" calcext:value-type="string">
            <text:p>df_folder.ods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df_folder.ods" calcext:value-type="string">
            <text:p>df_folder.ods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df_folder.ods" calcext:value-type="string">
            <text:p>df_folder.ods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df_folder.ods" calcext:value-type="string">
            <text:p>df_folder.ods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df_folder.ods" calcext:value-type="string">
            <text:p>df_folder.ods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df_folder.ods" calcext:value-type="string">
            <text:p>df_folder.ods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df_folder.ods" calcext:value-type="string">
            <text:p>df_folder.ods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df_folder.ods" calcext:value-type="string">
            <text:p>df_folder.ods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df_folder.ods" calcext:value-type="string">
            <text:p>df_folder.ods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df_folder.ods" calcext:value-type="string">
            <text:p>df_folder.ods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df_folder.ods" calcext:value-type="string">
            <text:p>df_folder.ods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df_folder.ods" calcext:value-type="string">
            <text:p>df_folder.ods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df_folder.ods" calcext:value-type="string">
            <text:p>df_folder.ods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df_folder.ods" calcext:value-type="string">
            <text:p>df_folder.ods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df_folder.ods" calcext:value-type="string">
            <text:p>df_folder.ods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df_folder.ods" calcext:value-type="string">
            <text:p>df_folder.ods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df_folder.ods" calcext:value-type="string">
            <text:p>/df_folder.ods</text:p>
          </table:table-cell>
          <table:table-cell table:style-name="ce14" table:formula="of:=IF(LEN([StructureEdit.T3])&gt;0;[StructureEdit.T3];&quot;&quot;)" office:value-type="string" office:string-value="Defines the folder structure of the project." calcext:value-type="string">
            <text:p>Defines the folder structure of the project.</text:p>
          </table:table-cell>
          <table:table-cell table:style-name="ce7" table:formula="of:=IF(LEN([StructureEdit.S3])&gt;0;[StructureEdit.S3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.T3])&gt;0;VLOOKUP([.T3];[$Templates.$A$2:.$H$100];7;0);&quot;&quot;)" office:value-type="string" office:string-value="./.templates/df_folder_doc.ods" calcext:value-type="string">
            <text:p>./.templates/df_folder_doc.ods</text:p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ctrl_panel.ods" calcext:value-type="string">
            <text:p>ctrl_panel.ods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ctrl_panel.ods" calcext:value-type="string">
            <text:p>ctrl_panel.ods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ctrl_panel.ods" calcext:value-type="string">
            <text:p>ctrl_panel.ods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ctrl_panel.ods" calcext:value-type="string">
            <text:p>ctrl_panel.ods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ctrl_panel.ods" calcext:value-type="string">
            <text:p>ctrl_panel.ods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ctrl_panel.ods" calcext:value-type="string">
            <text:p>ctrl_panel.ods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ctrl_panel.ods" calcext:value-type="string">
            <text:p>ctrl_panel.ods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ctrl_panel.ods" calcext:value-type="string">
            <text:p>ctrl_panel.ods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ctrl_panel.ods" calcext:value-type="string">
            <text:p>ctrl_panel.ods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ctrl_panel.ods" calcext:value-type="string">
            <text:p>ctrl_panel.ods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ctrl_panel.ods" calcext:value-type="string">
            <text:p>ctrl_panel.ods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ctrl_panel.ods" calcext:value-type="string">
            <text:p>ctrl_panel.ods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ctrl_panel.ods" calcext:value-type="string">
            <text:p>ctrl_panel.ods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ctrl_panel.ods" calcext:value-type="string">
            <text:p>ctrl_panel.ods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ctrl_panel.ods" calcext:value-type="string">
            <text:p>ctrl_panel.ods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ctrl_panel.ods" calcext:value-type="string">
            <text:p>ctrl_panel.ods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ctrl_panel.ods" calcext:value-type="string">
            <text:p>ctrl_panel.ods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 office:value-type="string" office:string-value="/ctrl_panel.ods" calcext:value-type="string">
            <text:p>/ctrl_panel.ods</text:p>
          </table:table-cell>
          <table:table-cell table:style-name="ce14" table:formula="of:=IF(LEN([StructureEdit.T4])&gt;0;[StructureEdit.T4];&quot;&quot;)" office:value-type="string" office:string-value="Contains product/subsystem specification" calcext:value-type="string">
            <text:p>Contains product/subsystem specification</text:p>
          </table:table-cell>
          <table:table-cell table:style-name="ce7" table:formula="of:=IF(LEN([StructureEdit.S4])&gt;0;[StructureEdit.S4];&quot;&quot;)" office:value-type="string" office:string-value="Control panel for the document" calcext:value-type="string">
            <text:p>Control panel for the document</text:p>
          </table:table-cell>
          <table:table-cell table:style-name="ce7" table:formula="of:=IF(LEN([.T4])&gt;0;VLOOKUP([.T4];[$Templates.$A$2:.$H$100];7;0);&quot;&quot;)" office:value-type="string" office:string-value="./.templates/ctrl_panel_doc.ods" calcext:value-type="string">
            <text:p>./.templates/ctrl_panel_doc.ods</text:p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01_Draft" calcext:value-type="string">
            <text:p>01_Draft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01_Draft" calcext:value-type="string">
            <text:p>01_Draft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01_Draft" calcext:value-type="string">
            <text:p>01_Draft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01_Draft" calcext:value-type="string">
            <text:p>01_Draft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01_Draft" calcext:value-type="string">
            <text:p>01_Draft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01_Draft" calcext:value-type="string">
            <text:p>01_Draft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01_Draft" calcext:value-type="string">
            <text:p>01_Draft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01_Draft" calcext:value-type="string">
            <text:p>01_Draft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01_Draft" calcext:value-type="string">
            <text:p>01_Draft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01_Draft" calcext:value-type="string">
            <text:p>01_Draft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01_Draft" calcext:value-type="string">
            <text:p>01_Draft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01_Draft" calcext:value-type="string">
            <text:p>01_Draft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01_Draft" calcext:value-type="string">
            <text:p>01_Draft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01_Draft" calcext:value-type="string">
            <text:p>01_Draft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01_Draft" calcext:value-type="string">
            <text:p>01_Draft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01_Draft" calcext:value-type="string">
            <text:p>01_Draft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01_Draft" calcext:value-type="string">
            <text:p>01_Draft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 office:value-type="string" office:string-value="/01_Draft" calcext:value-type="string">
            <text:p>/01_Draft</text:p>
          </table:table-cell>
          <table:table-cell table:style-name="ce14" table:formula="of:=IF(LEN([StructureEdit.T5])&gt;0;[StructureEdit.T5];&quot;&quot;)" office:value-type="string" office:string-value="Contains draft version of the document" calcext:value-type="string">
            <text:p>Contains draft version of the document</text:p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01_Draft" calcext:value-type="string">
            <text:p>01_Draft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01_Draft/doc.odt" calcext:value-type="string">
            <text:p>01_Draft/doc.odt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01_Draft/doc.odt" calcext:value-type="string">
            <text:p>01_Draft/doc.odt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01_Draft/doc.odt" calcext:value-type="string">
            <text:p>01_Draft/doc.odt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01_Draft/doc.odt" calcext:value-type="string">
            <text:p>01_Draft/doc.odt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01_Draft/doc.odt" calcext:value-type="string">
            <text:p>01_Draft/doc.odt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01_Draft/doc.odt" calcext:value-type="string">
            <text:p>01_Draft/doc.odt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01_Draft/doc.odt" calcext:value-type="string">
            <text:p>01_Draft/doc.odt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01_Draft/doc.odt" calcext:value-type="string">
            <text:p>01_Draft/doc.odt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01_Draft/doc.odt" calcext:value-type="string">
            <text:p>01_Draft/doc.odt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01_Draft/doc.odt" calcext:value-type="string">
            <text:p>01_Draft/doc.odt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01_Draft/doc.odt" calcext:value-type="string">
            <text:p>01_Draft/doc.odt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01_Draft/doc.odt" calcext:value-type="string">
            <text:p>01_Draft/doc.odt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01_Draft/doc.odt" calcext:value-type="string">
            <text:p>01_Draft/doc.odt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01_Draft/doc.odt" calcext:value-type="string">
            <text:p>01_Draft/doc.odt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01_Draft/doc.odt" calcext:value-type="string">
            <text:p>01_Draft/doc.odt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01_Draft/doc.odt" calcext:value-type="string">
            <text:p>01_Draft/doc.odt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 office:value-type="string" office:string-value="/01_Draft/doc.odt" calcext:value-type="string">
            <text:p>/01_Draft/doc.odt</text:p>
          </table:table-cell>
          <table:table-cell table:style-name="ce14" table:formula="of:=IF(LEN([StructureEdit.T6])&gt;0;[StructureEdit.T6];&quot;&quot;)" office:value-type="string" office:string-value="Initially, this file contains the document template" calcext:value-type="string">
            <text:p>Initially, this file contains the document template</text:p>
          </table:table-cell>
          <table:table-cell table:style-name="ce7" table:formula="of:=IF(LEN([StructureEdit.S6])&gt;0;[StructureEdit.S6];&quot;&quot;)" office:value-type="string" office:string-value="Document" calcext:value-type="string">
            <text:p>Document</text:p>
          </table:table-cell>
          <table:table-cell table:style-name="ce7" table:formula="of:=IF(LEN([.T6])&gt;0;VLOOKUP([.T6];[$Templates.$A$2:.$H$100];7;0);&quot;&quot;)" office:value-type="string" office:string-value="./.templates/template_doc.odt" calcext:value-type="string">
            <text:p>./.templates/template_doc.odt</text:p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01_Draft" calcext:value-type="string">
            <text:p>01_Draft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01_Draft/01_Annexes" calcext:value-type="string">
            <text:p>01_Draft/01_Annexes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01_Draft/01_Annexes" calcext:value-type="string">
            <text:p>01_Draft/01_Annexes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01_Draft/01_Annexes" calcext:value-type="string">
            <text:p>01_Draft/01_Annexes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01_Draft/01_Annexes" calcext:value-type="string">
            <text:p>01_Draft/01_Annexes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01_Draft/01_Annexes" calcext:value-type="string">
            <text:p>01_Draft/01_Annexes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01_Draft/01_Annexes" calcext:value-type="string">
            <text:p>01_Draft/01_Annexes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01_Draft/01_Annexes" calcext:value-type="string">
            <text:p>01_Draft/01_Annexes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01_Draft/01_Annexes" calcext:value-type="string">
            <text:p>01_Draft/01_Annexes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01_Draft/01_Annexes" calcext:value-type="string">
            <text:p>01_Draft/01_Annexes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01_Draft/01_Annexes" calcext:value-type="string">
            <text:p>01_Draft/01_Annexes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01_Draft/01_Annexes" calcext:value-type="string">
            <text:p>01_Draft/01_Annexes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01_Draft/01_Annexes" calcext:value-type="string">
            <text:p>01_Draft/01_Annexes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01_Draft/01_Annexes" calcext:value-type="string">
            <text:p>01_Draft/01_Annexes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01_Draft/01_Annexes" calcext:value-type="string">
            <text:p>01_Draft/01_Annexes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01_Draft/01_Annexes" calcext:value-type="string">
            <text:p>01_Draft/01_Annexes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01_Draft/01_Annexes" calcext:value-type="string">
            <text:p>01_Draft/01_Annexes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 office:value-type="string" office:string-value="/01_Draft/01_Annexes" calcext:value-type="string">
            <text:p>/01_Draft/01_Annexes</text:p>
          </table:table-cell>
          <table:table-cell table:style-name="ce14" table:formula="of:=IF(LEN([StructureEdit.T7])&gt;0;[StructureEdit.T7];&quot;&quot;)" office:value-type="string" office:string-value="Contains information about the annex documents  of current document" calcext:value-type="string">
            <text:p>Contains information about the annex documents <text:s/>of current document</text:p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01_Draft" calcext:value-type="string">
            <text:p>01_Draft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01_Draft/01_Annexes" calcext:value-type="string">
            <text:p>01_Draft/01_Annexes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01_Draft/01_Annexes/df_folder.ods" calcext:value-type="string">
            <text:p>01_Draft/01_Annexes/df_folder.ods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 office:value-type="string" office:string-value="/01_Draft/01_Annexes/df_folder.ods" calcext:value-type="string">
            <text:p>/01_Draft/01_Annexes/df_folder.ods</text:p>
          </table:table-cell>
          <table:table-cell table:style-name="ce14" table:formula="of:=IF(LEN([StructureEdit.T8])&gt;0;[StructureEdit.T8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StructureEdit.S8])&gt;0;[StructureEdit.S8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.T8])&gt;0;VLOOKUP([.T8];[$Templates.$A$2:.$H$100];7;0);&quot;&quot;)" office:value-type="string" office:string-value="./.templates/df_folder_doc.ods" calcext:value-type="string">
            <text:p>./.templates/df_folder_doc.ods</text:p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01_Draft" calcext:value-type="string">
            <text:p>01_Draft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01_Draft/01_Annexes" calcext:value-type="string">
            <text:p>01_Draft/01_Annexes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01_Draft/01_Annexes/df_list.ods" calcext:value-type="string">
            <text:p>01_Draft/01_Annexes/df_list.ods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 office:value-type="string" office:string-value="/01_Draft/01_Annexes/df_list.ods" calcext:value-type="string">
            <text:p>/01_Draft/01_Annexes/df_list.ods</text:p>
          </table:table-cell>
          <table:table-cell table:style-name="ce14" table:formula="of:=IF(LEN([StructureEdit.T9])&gt;0;[StructureEdit.T9];&quot;&quot;)" office:value-type="string" office:string-value="List of annex docs" calcext:value-type="string">
            <text:p>List of annex docs</text:p>
          </table:table-cell>
          <table:table-cell table:style-name="ce7" table:formula="of:=IF(LEN([StructureEdit.S9])&gt;0;[StructureEdit.S9];&quot;&quot;)" office:value-type="string" office:string-value="List of annex docs" calcext:value-type="string">
            <text:p>List of annex docs</text:p>
          </table:table-cell>
          <table:table-cell table:style-name="ce7" table:formula="of:=IF(LEN([.T9])&gt;0;VLOOKUP([.T9];[$Templates.$A$2:.$H$100];7;0);&quot;&quot;)" office:value-type="string" office:string-value="./.templates/df_list_doc.ods" calcext:value-type="string">
            <text:p>./.templates/df_list_doc.ods</text:p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01_Final" calcext:value-type="string">
            <text:p>01_Final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01_Final" calcext:value-type="string">
            <text:p>01_Final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01_Final" calcext:value-type="string">
            <text:p>01_Final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01_Final" calcext:value-type="string">
            <text:p>01_Final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01_Final" calcext:value-type="string">
            <text:p>01_Final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01_Final" calcext:value-type="string">
            <text:p>01_Final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01_Final" calcext:value-type="string">
            <text:p>01_Final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01_Final" calcext:value-type="string">
            <text:p>01_Final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01_Final" calcext:value-type="string">
            <text:p>01_Final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01_Final" calcext:value-type="string">
            <text:p>01_Final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01_Final" calcext:value-type="string">
            <text:p>01_Final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01_Final" calcext:value-type="string">
            <text:p>01_Final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01_Final" calcext:value-type="string">
            <text:p>01_Final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01_Final" calcext:value-type="string">
            <text:p>01_Final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01_Final" calcext:value-type="string">
            <text:p>01_Final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01_Final" calcext:value-type="string">
            <text:p>01_Final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01_Final" calcext:value-type="string">
            <text:p>01_Final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 office:value-type="string" office:string-value="/01_Final" calcext:value-type="string">
            <text:p>/01_Final</text:p>
          </table:table-cell>
          <table:table-cell table:style-name="ce14" table:formula="of:=IF(LEN([StructureEdit.T10])&gt;0;[StructureEdit.T10];&quot;&quot;)" office:value-type="string" office:string-value="Contains final version of the document" calcext:value-type="string">
            <text:p>Contains final version of the document</text:p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01_Final" calcext:value-type="string">
            <text:p>01_Final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01_Final/01_Annexes" calcext:value-type="string">
            <text:p>01_Final/01_Annexes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01_Final/01_Annexes" calcext:value-type="string">
            <text:p>01_Final/01_Annexes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01_Final/01_Annexes" calcext:value-type="string">
            <text:p>01_Final/01_Annexes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01_Final/01_Annexes" calcext:value-type="string">
            <text:p>01_Final/01_Annexes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01_Final/01_Annexes" calcext:value-type="string">
            <text:p>01_Final/01_Annexes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01_Final/01_Annexes" calcext:value-type="string">
            <text:p>01_Final/01_Annexes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01_Final/01_Annexes" calcext:value-type="string">
            <text:p>01_Final/01_Annexes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01_Final/01_Annexes" calcext:value-type="string">
            <text:p>01_Final/01_Annexes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01_Final/01_Annexes" calcext:value-type="string">
            <text:p>01_Final/01_Annexes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01_Final/01_Annexes" calcext:value-type="string">
            <text:p>01_Final/01_Annexes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01_Final/01_Annexes" calcext:value-type="string">
            <text:p>01_Final/01_Annexes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01_Final/01_Annexes" calcext:value-type="string">
            <text:p>01_Final/01_Annexes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01_Final/01_Annexes" calcext:value-type="string">
            <text:p>01_Final/01_Annexes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01_Final/01_Annexes" calcext:value-type="string">
            <text:p>01_Final/01_Annexes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01_Final/01_Annexes" calcext:value-type="string">
            <text:p>01_Final/01_Annexes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01_Final/01_Annexes" calcext:value-type="string">
            <text:p>01_Final/01_Annexes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 office:value-type="string" office:string-value="/01_Final/01_Annexes" calcext:value-type="string">
            <text:p>/01_Final/01_Annexes</text:p>
          </table:table-cell>
          <table:table-cell table:style-name="ce14" table:formula="of:=IF(LEN([StructureEdit.T11])&gt;0;[StructureEdit.T11];&quot;&quot;)" office:value-type="string" office:string-value="Contains information about the annex documents  of current document" calcext:value-type="string">
            <text:p>Contains information about the annex documents <text:s/>of current document</text:p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01_Final" calcext:value-type="string">
            <text:p>01_Final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01_Final/01_Annexes" calcext:value-type="string">
            <text:p>01_Final/01_Annexes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01_Final/01_Annexes/df_folder.ods" calcext:value-type="string">
            <text:p>01_Final/01_Annexes/df_folder.ods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 office:value-type="string" office:string-value="/01_Final/01_Annexes/df_folder.ods" calcext:value-type="string">
            <text:p>/01_Final/01_Annexes/df_folder.ods</text:p>
          </table:table-cell>
          <table:table-cell table:style-name="ce14" table:formula="of:=IF(LEN([StructureEdit.T12])&gt;0;[StructureEdit.T12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StructureEdit.S12])&gt;0;[StructureEdit.S12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.T12])&gt;0;VLOOKUP([.T12];[$Templates.$A$2:.$H$100];7;0);&quot;&quot;)" office:value-type="string" office:string-value="./.templates/df_folder_doc.ods" calcext:value-type="string">
            <text:p>./.templates/df_folder_doc.ods</text:p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01_Final" calcext:value-type="string">
            <text:p>01_Final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01_Final/01_Annexes" calcext:value-type="string">
            <text:p>01_Final/01_Annexes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 office:value-type="string" office:string-value="/01_Final/01_Annexes/df_list.ods" calcext:value-type="string">
            <text:p>/01_Final/01_Annexes/df_list.ods</text:p>
          </table:table-cell>
          <table:table-cell table:style-name="ce14" table:formula="of:=IF(LEN([StructureEdit.T13])&gt;0;[StructureEdit.T13];&quot;&quot;)" office:value-type="string" office:string-value="List of annex docs" calcext:value-type="string">
            <text:p>List of annex docs</text:p>
          </table:table-cell>
          <table:table-cell table:style-name="ce7" table:formula="of:=IF(LEN([StructureEdit.S13])&gt;0;[StructureEdit.S13];&quot;&quot;)" office:value-type="string" office:string-value="List of annex docs" calcext:value-type="string">
            <text:p>List of annex docs</text:p>
          </table:table-cell>
          <table:table-cell table:style-name="ce7" table:formula="of:=IF(LEN([.T13])&gt;0;VLOOKUP([.T13];[$Templates.$A$2:.$H$100];7;0);&quot;&quot;)" office:value-type="string" office:string-value="./.templates/df_list_doc.ods" calcext:value-type="string">
            <text:p>./.templates/df_list_doc.ods</text:p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01_Final" calcext:value-type="string">
            <text:p>01_Final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01_Final/01_Annexes" calcext:value-type="string">
            <text:p>01_Final/01_Annexes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>
            <text:p/>
          </table:table-cell>
          <table:table-cell table:style-name="ce14" table:formula="of:=IF(LEN([StructureEdit.T14])&gt;0;[StructureEdit.T14];&quot;&quot;)">
            <text:p/>
          </table:table-cell>
          <table:table-cell table:style-name="ce7" table:formula="of:=IF(LEN([StructureEdit.S14])&gt;0;[StructureEdit.S14];&quot;&quot;)">
            <text:p/>
          </table:table-cell>
          <table:table-cell table:style-name="ce7" table:formula="of:=IF(LEN([.T14])&gt;0;VLOOKUP([.T14];[$Templates.$A$2:.$H$100];7;0);&quot;&quot;)">
            <text:p/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01_Final" calcext:value-type="string">
            <text:p>01_Final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01_Final/01_Annexes" calcext:value-type="string">
            <text:p>01_Final/01_Annexes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01_Final" calcext:value-type="string">
            <text:p>01_Final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01_Final/01_Annexes" calcext:value-type="string">
            <text:p>01_Final/01_Annexes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01_Final" calcext:value-type="string">
            <text:p>01_Final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01_Final/01_Annexes" calcext:value-type="string">
            <text:p>01_Final/01_Annexes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01_Final" calcext:value-type="string">
            <text:p>01_Final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01_Final/01_Annexes" calcext:value-type="string">
            <text:p>01_Final/01_Annexes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01_Final" calcext:value-type="string">
            <text:p>01_Final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01_Final/01_Annexes" calcext:value-type="string">
            <text:p>01_Final/01_Annexes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01_Final" calcext:value-type="string">
            <text:p>01_Final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01_Final/01_Annexes" calcext:value-type="string">
            <text:p>01_Final/01_Annexes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01_Final" calcext:value-type="string">
            <text:p>01_Final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01_Final/01_Annexes" calcext:value-type="string">
            <text:p>01_Final/01_Annexes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01_Final" calcext:value-type="string">
            <text:p>01_Final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01_Final/01_Annexes" calcext:value-type="string">
            <text:p>01_Final/01_Annexes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01_Final" calcext:value-type="string">
            <text:p>01_Final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01_Final/01_Annexes" calcext:value-type="string">
            <text:p>01_Final/01_Annexes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01_Final" calcext:value-type="string">
            <text:p>01_Final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01_Final/01_Annexes" calcext:value-type="string">
            <text:p>01_Final/01_Annexes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01_Final" calcext:value-type="string">
            <text:p>01_Final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01_Final/01_Annexes" calcext:value-type="string">
            <text:p>01_Final/01_Annexes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01_Final" calcext:value-type="string">
            <text:p>01_Final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01_Final/01_Annexes" calcext:value-type="string">
            <text:p>01_Final/01_Annexes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01_Final" calcext:value-type="string">
            <text:p>01_Final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01_Final/01_Annexes" calcext:value-type="string">
            <text:p>01_Final/01_Annexes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01_Final" calcext:value-type="string">
            <text:p>01_Final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01_Final/01_Annexes" calcext:value-type="string">
            <text:p>01_Final/01_Annexes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01_Final" calcext:value-type="string">
            <text:p>01_Final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01_Final/01_Annexes" calcext:value-type="string">
            <text:p>01_Final/01_Annexes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01_Final" calcext:value-type="string">
            <text:p>01_Final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01_Final/01_Annexes" calcext:value-type="string">
            <text:p>01_Final/01_Annexes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01_Final" calcext:value-type="string">
            <text:p>01_Final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01_Final/01_Annexes" calcext:value-type="string">
            <text:p>01_Final/01_Annexes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01_Final" calcext:value-type="string">
            <text:p>01_Final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01_Final/01_Annexes" calcext:value-type="string">
            <text:p>01_Final/01_Annexes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01_Final" calcext:value-type="string">
            <text:p>01_Final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01_Final/01_Annexes" calcext:value-type="string">
            <text:p>01_Final/01_Annexes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01_Final" calcext:value-type="string">
            <text:p>01_Final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01_Final/01_Annexes" calcext:value-type="string">
            <text:p>01_Final/01_Annexes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01_Final" calcext:value-type="string">
            <text:p>01_Final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01_Final/01_Annexes" calcext:value-type="string">
            <text:p>01_Final/01_Annexes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01_Final" calcext:value-type="string">
            <text:p>01_Final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01_Final/01_Annexes" calcext:value-type="string">
            <text:p>01_Final/01_Annexes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01_Final" calcext:value-type="string">
            <text:p>01_Final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01_Final/01_Annexes" calcext:value-type="string">
            <text:p>01_Final/01_Annexes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01_Final" calcext:value-type="string">
            <text:p>01_Final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01_Final/01_Annexes" calcext:value-type="string">
            <text:p>01_Final/01_Annexes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01_Final" calcext:value-type="string">
            <text:p>01_Final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01_Final/01_Annexes" calcext:value-type="string">
            <text:p>01_Final/01_Annexes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01_Final" calcext:value-type="string">
            <text:p>01_Final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01_Final/01_Annexes" calcext:value-type="string">
            <text:p>01_Final/01_Annexes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01_Final" calcext:value-type="string">
            <text:p>01_Final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01_Final/01_Annexes" calcext:value-type="string">
            <text:p>01_Final/01_Annexes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01_Final" calcext:value-type="string">
            <text:p>01_Final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01_Final/01_Annexes" calcext:value-type="string">
            <text:p>01_Final/01_Annexes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01_Final" calcext:value-type="string">
            <text:p>01_Final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01_Final/01_Annexes" calcext:value-type="string">
            <text:p>01_Final/01_Annexes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01_Final" calcext:value-type="string">
            <text:p>01_Final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01_Final/01_Annexes" calcext:value-type="string">
            <text:p>01_Final/01_Annexes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01_Final" calcext:value-type="string">
            <text:p>01_Final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01_Final/01_Annexes" calcext:value-type="string">
            <text:p>01_Final/01_Annexes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01_Final" calcext:value-type="string">
            <text:p>01_Final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01_Final/01_Annexes" calcext:value-type="string">
            <text:p>01_Final/01_Annexes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01_Final" calcext:value-type="string">
            <text:p>01_Final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01_Final/01_Annexes" calcext:value-type="string">
            <text:p>01_Final/01_Annexes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01_Final" calcext:value-type="string">
            <text:p>01_Final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01_Final/01_Annexes" calcext:value-type="string">
            <text:p>01_Final/01_Annexes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01_Final" calcext:value-type="string">
            <text:p>01_Final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01_Final/01_Annexes" calcext:value-type="string">
            <text:p>01_Final/01_Annexes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01_Final" calcext:value-type="string">
            <text:p>01_Final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01_Final/01_Annexes" calcext:value-type="string">
            <text:p>01_Final/01_Annexes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01_Final" calcext:value-type="string">
            <text:p>01_Final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01_Final/01_Annexes" calcext:value-type="string">
            <text:p>01_Final/01_Annexes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01_Final" calcext:value-type="string">
            <text:p>01_Final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01_Final/01_Annexes" calcext:value-type="string">
            <text:p>01_Final/01_Annexes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01_Final" calcext:value-type="string">
            <text:p>01_Final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01_Final/01_Annexes" calcext:value-type="string">
            <text:p>01_Final/01_Annexes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01_Final" calcext:value-type="string">
            <text:p>01_Final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01_Final/01_Annexes" calcext:value-type="string">
            <text:p>01_Final/01_Annexes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01_Final" calcext:value-type="string">
            <text:p>01_Final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01_Final/01_Annexes" calcext:value-type="string">
            <text:p>01_Final/01_Annexes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01_Final" calcext:value-type="string">
            <text:p>01_Final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01_Final/01_Annexes" calcext:value-type="string">
            <text:p>01_Final/01_Annexes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01_Final" calcext:value-type="string">
            <text:p>01_Final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01_Final/01_Annexes" calcext:value-type="string">
            <text:p>01_Final/01_Annexes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01_Final" calcext:value-type="string">
            <text:p>01_Final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01_Final/01_Annexes" calcext:value-type="string">
            <text:p>01_Final/01_Annexes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01_Final" calcext:value-type="string">
            <text:p>01_Final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01_Final/01_Annexes" calcext:value-type="string">
            <text:p>01_Final/01_Annexes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01_Final" calcext:value-type="string">
            <text:p>01_Final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01_Final/01_Annexes" calcext:value-type="string">
            <text:p>01_Final/01_Annexes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01_Final" calcext:value-type="string">
            <text:p>01_Final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01_Final/01_Annexes" calcext:value-type="string">
            <text:p>01_Final/01_Annexes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01_Final" calcext:value-type="string">
            <text:p>01_Final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01_Final/01_Annexes" calcext:value-type="string">
            <text:p>01_Final/01_Annexes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01_Final" calcext:value-type="string">
            <text:p>01_Final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01_Final/01_Annexes" calcext:value-type="string">
            <text:p>01_Final/01_Annexes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01_Final" calcext:value-type="string">
            <text:p>01_Final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01_Final/01_Annexes" calcext:value-type="string">
            <text:p>01_Final/01_Annexes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01_Final" calcext:value-type="string">
            <text:p>01_Final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01_Final/01_Annexes" calcext:value-type="string">
            <text:p>01_Final/01_Annexes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01_Final" calcext:value-type="string">
            <text:p>01_Final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01_Final/01_Annexes" calcext:value-type="string">
            <text:p>01_Final/01_Annexes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01_Final" calcext:value-type="string">
            <text:p>01_Final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01_Final/01_Annexes" calcext:value-type="string">
            <text:p>01_Final/01_Annexes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01_Final" calcext:value-type="string">
            <text:p>01_Final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01_Final/01_Annexes" calcext:value-type="string">
            <text:p>01_Final/01_Annexes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01_Final" calcext:value-type="string">
            <text:p>01_Final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01_Final/01_Annexes" calcext:value-type="string">
            <text:p>01_Final/01_Annexes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01_Final" calcext:value-type="string">
            <text:p>01_Final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01_Final/01_Annexes" calcext:value-type="string">
            <text:p>01_Final/01_Annexes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01_Final" calcext:value-type="string">
            <text:p>01_Final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01_Final/01_Annexes" calcext:value-type="string">
            <text:p>01_Final/01_Annexes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01_Final" calcext:value-type="string">
            <text:p>01_Final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01_Final/01_Annexes" calcext:value-type="string">
            <text:p>01_Final/01_Annexes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01_Final" calcext:value-type="string">
            <text:p>01_Final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01_Final/01_Annexes" calcext:value-type="string">
            <text:p>01_Final/01_Annexes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01_Final" calcext:value-type="string">
            <text:p>01_Final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01_Final/01_Annexes" calcext:value-type="string">
            <text:p>01_Final/01_Annexes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01_Final" calcext:value-type="string">
            <text:p>01_Final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01_Final/01_Annexes" calcext:value-type="string">
            <text:p>01_Final/01_Annexes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01_Final" calcext:value-type="string">
            <text:p>01_Final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01_Final/01_Annexes" calcext:value-type="string">
            <text:p>01_Final/01_Annexes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01_Final" calcext:value-type="string">
            <text:p>01_Final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01_Final/01_Annexes" calcext:value-type="string">
            <text:p>01_Final/01_Annexes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01_Final" calcext:value-type="string">
            <text:p>01_Final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01_Final/01_Annexes" calcext:value-type="string">
            <text:p>01_Final/01_Annexes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01_Final" calcext:value-type="string">
            <text:p>01_Final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01_Final/01_Annexes" calcext:value-type="string">
            <text:p>01_Final/01_Annexes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01_Final" calcext:value-type="string">
            <text:p>01_Final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01_Final/01_Annexes" calcext:value-type="string">
            <text:p>01_Final/01_Annexes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01_Final" calcext:value-type="string">
            <text:p>01_Final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01_Final/01_Annexes" calcext:value-type="string">
            <text:p>01_Final/01_Annexes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01_Final" calcext:value-type="string">
            <text:p>01_Final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01_Final/01_Annexes" calcext:value-type="string">
            <text:p>01_Final/01_Annexes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01_Final" calcext:value-type="string">
            <text:p>01_Final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01_Final/01_Annexes" calcext:value-type="string">
            <text:p>01_Final/01_Annexes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01_Final" calcext:value-type="string">
            <text:p>01_Final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01_Final/01_Annexes" calcext:value-type="string">
            <text:p>01_Final/01_Annexes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01_Final" calcext:value-type="string">
            <text:p>01_Final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01_Final/01_Annexes" calcext:value-type="string">
            <text:p>01_Final/01_Annexes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01_Final" calcext:value-type="string">
            <text:p>01_Final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01_Final/01_Annexes" calcext:value-type="string">
            <text:p>01_Final/01_Annexes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01_Final" calcext:value-type="string">
            <text:p>01_Final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01_Final/01_Annexes" calcext:value-type="string">
            <text:p>01_Final/01_Annexes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01_Final" calcext:value-type="string">
            <text:p>01_Final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01_Final/01_Annexes" calcext:value-type="string">
            <text:p>01_Final/01_Annexes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01_Final" calcext:value-type="string">
            <text:p>01_Final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01_Final/01_Annexes" calcext:value-type="string">
            <text:p>01_Final/01_Annexes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01_Final" calcext:value-type="string">
            <text:p>01_Final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01_Final/01_Annexes" calcext:value-type="string">
            <text:p>01_Final/01_Annexes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01_Final" calcext:value-type="string">
            <text:p>01_Final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01_Final/01_Annexes" calcext:value-type="string">
            <text:p>01_Final/01_Annexes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01_Final" calcext:value-type="string">
            <text:p>01_Final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01_Final/01_Annexes" calcext:value-type="string">
            <text:p>01_Final/01_Annexes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01_Final" calcext:value-type="string">
            <text:p>01_Final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01_Final/01_Annexes" calcext:value-type="string">
            <text:p>01_Final/01_Annexes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01_Final" calcext:value-type="string">
            <text:p>01_Final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01_Final/01_Annexes" calcext:value-type="string">
            <text:p>01_Final/01_Annexes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01_Final" calcext:value-type="string">
            <text:p>01_Final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01_Final/01_Annexes" calcext:value-type="string">
            <text:p>01_Final/01_Annexes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01_Final" calcext:value-type="string">
            <text:p>01_Final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01_Final/01_Annexes" calcext:value-type="string">
            <text:p>01_Final/01_Annexes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01_Final" calcext:value-type="string">
            <text:p>01_Final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01_Final/01_Annexes" calcext:value-type="string">
            <text:p>01_Final/01_Annexes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01_Final" calcext:value-type="string">
            <text:p>01_Final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01_Final/01_Annexes" calcext:value-type="string">
            <text:p>01_Final/01_Annexes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01_Final" calcext:value-type="string">
            <text:p>01_Final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01_Final/01_Annexes" calcext:value-type="string">
            <text:p>01_Final/01_Annexes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01_Final" calcext:value-type="string">
            <text:p>01_Final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01_Final/01_Annexes" calcext:value-type="string">
            <text:p>01_Final/01_Annexes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01_Final" calcext:value-type="string">
            <text:p>01_Final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01_Final/01_Annexes" calcext:value-type="string">
            <text:p>01_Final/01_Annexes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/>
    </number:time-style>
    <number:number-style style:name="N10129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29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9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3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3" number:language="es" number:country="E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05" number:language="es" number:country="ES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8P2" style:volatile="true" number:language="es" number:country="ES">
      <number:text> </number:text>
      <number:fill-character> </number:fill-character>
      <number:text>-    </number:text>
    </number:number-style>
    <number:text-style style:name="N10118" number:language="es" number:country="ES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time-style style:name="N10106" number:language="es" number:country="ES">
      <number:hours/>
      <number:text>:</number:text>
      <number:minutes number:style="long"/>
    </number:time-style>
    <number:time-style style:name="N10107" number:language="es" number:country="ES">
      <number:hours/>
      <number:text>:</number:text>
      <number:minutes number:style="long"/>
      <number:text> </number:text>
      <number:am-pm/>
    </number:time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3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es" number:country="E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08" number:language="es" number:country="ES">
      <number:month number:textual="true"/>
      <number:text>-</number:text>
      <number:year/>
    </number:date-style>
    <number:number-style style:name="N1013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3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8P0"/>
    </number:number-style>
    <number:date-style style:name="N10109" number:language="es" number:country="ES">
      <number:day number:style="long"/>
      <number:text>-</number:text>
      <number:month number:textual="true"/>
    </number:date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date-style style:name="N10139" number:language="es" number:country="ES">
      <number:day number:style="long"/>
      <number:text>-</number:text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14P2" style:volatile="true" number:language="es" number:country="ES">
      <number:text> </number:text>
      <number:fill-character> </number:fill-character>
      <number:text>- € </number:text>
    </number:number-style>
    <number:text-style style:name="N10114" number:language="es" number:country="ES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24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4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5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xinto Vaz Cedillo</meta:initial-creator>
    <meta:creation-date>2006-09-16T00:00:00</meta:creation-date>
    <dc:date>2024-11-13T17:09:02.774297036</dc:date>
    <meta:generator>LibreOffice/7.3.7.2$Linux_X86_64 LibreOffice_project/30$Build-2</meta:generator>
    <meta:editing-duration>PT4H38M56S</meta:editing-duration>
    <meta:editing-cycles>70</meta:editing-cycles>
    <meta:document-statistic meta:table-count="4" meta:cell-count="22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